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G in</text:p>
          </table:table-cell>
          <table:table-cell office:value-type="string">
            <text:p>NG out</text:p>
          </table:table-cell>
          <table:table-cell office:value-type="string">
            <text:p>GNUCAP in</text:p>
          </table:table-cell>
          <table:table-cell office:value-type="string">
            <text:p>GNUCAP out</text:p>
          </table:table-cell>
          <table:table-cell office:value-type="string">
            <text:p>GNU SQ in</text:p>
          </table:table-cell>
          <table:table-cell office:value-type="string">
            <text:p>GNU SQ out</text:p>
          </table:table-cell>
          <table:table-cell office:value-type="float" office:value="10">
            <text:p>10</text:p>
          </table:table-cell>
          <table:table-cell table:style-name="ce1" office:value-type="float" office:value="1.13666E-016">
            <text:p>1.14E-016</text:p>
          </table:table-cell>
          <table:table-cell table:style-name="ce1" office:value-type="float" office:value="3.7146E-017">
            <text:p>3.71E-017</text:p>
          </table:table-cell>
          <table:table-cell table:style-name="ce1" table:formula="oooc:=([.H2]-[.H1])*([.J1]+[.J2])/2" office:value-type="float" office:value="5.034843781359E-016">
            <text:p>5.03E-0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7.865917E-016">
            <text:p>7.87E-016</text:p>
          </table:table-cell>
          <table:table-cell table:style-name="ce1" office:value-type="float" office:value="7.029308E-016">
            <text:p>7.03E-016</text:p>
          </table:table-cell>
          <table:table-cell table:style-name="ce1" office:value-type="float" office:value="1.95705E-015">
            <text:p>1.96E-015</text:p>
          </table:table-cell>
          <table:table-cell table:style-name="ce1" office:value-type="float" office:value="1.03905E-015">
            <text:p>1.04E-015</text:p>
          </table:table-cell>
          <table:table-cell table:style-name="ce1" office:value-type="float" office:value="3.55795E-016">
            <text:p>3.56E-016</text:p>
          </table:table-cell>
          <table:table-cell table:style-name="ce1" office:value-type="float" office:value="3.12206E-016">
            <text:p>3.12E-016</text:p>
          </table:table-cell>
          <table:table-cell office:value-type="float" office:value="31.62278">
            <text:p>31.62</text:p>
          </table:table-cell>
          <table:table-cell table:style-name="ce1" office:value-type="float" office:value="1.13648E-017">
            <text:p>1.14E-017</text:p>
          </table:table-cell>
          <table:table-cell table:style-name="ce1" office:value-type="float" office:value="9.42381E-018">
            <text:p>9.42E-018</text:p>
          </table:table-cell>
          <table:table-cell table:style-name="ce1" table:formula="oooc:=([.H3]-[.H2])*([.J2]+[.J3])/2" office:value-type="float" office:value="3.602570076974E-016">
            <text:p>3.60E-016</text:p>
          </table:table-cell>
          <table:table-cell table:style-name="ce1" table:formula="oooc:=([.H2]-[.H1])*([.J2]+[.J1])/2" office:value-type="float" office:value="5.034843781359E-016">
            <text:p>5.03E-0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.041599E-015">
            <text:p>1.04E-015</text:p>
          </table:table-cell>
          <table:table-cell table:style-name="ce1" office:value-type="float" office:value="7.481872E-016">
            <text:p>7.48E-016</text:p>
          </table:table-cell>
          <table:table-cell table:style-name="ce1" office:value-type="float" office:value="1.15513E-015">
            <text:p>1.16E-015</text:p>
          </table:table-cell>
          <table:table-cell table:style-name="ce1" office:value-type="float" office:value="7.61443E-016">
            <text:p>7.61E-016</text:p>
          </table:table-cell>
          <table:table-cell table:style-name="ce1" office:value-type="float" office:value="8.93739E-016">
            <text:p>8.94E-016</text:p>
          </table:table-cell>
          <table:table-cell table:style-name="ce1" office:value-type="float" office:value="6.32889E-016">
            <text:p>6.33E-016</text:p>
          </table:table-cell>
          <table:table-cell office:value-type="float" office:value="100">
            <text:p>100</text:p>
          </table:table-cell>
          <table:table-cell table:style-name="ce1" office:value-type="float" office:value="1.13646E-018">
            <text:p>1.14E-018</text:p>
          </table:table-cell>
          <table:table-cell table:style-name="ce1" office:value-type="float" office:value="1.11353E-018">
            <text:p>1.11E-018</text:p>
          </table:table-cell>
          <table:table-cell table:style-name="ce1" table:formula="oooc:=([.H4]-[.H3])*([.J3]+[.J4])/2" office:value-type="float" office:value="1.326500252633E-016">
            <text:p>1.33E-016</text:p>
          </table:table-cell>
          <table:table-cell table:style-name="ce1" table:formula="oooc:=([.H3]-[.H2])*([.J3]+[.J2])/2" office:value-type="float" office:value="3.602570076974E-016">
            <text:p>3.60E-01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1.115865E-015">
            <text:p>1.12E-015</text:p>
          </table:table-cell>
          <table:table-cell table:style-name="ce1" office:value-type="float" office:value="7.501296E-016">
            <text:p>7.50E-016</text:p>
          </table:table-cell>
          <table:table-cell table:style-name="ce1" office:value-type="float" office:value="1.12546E-015">
            <text:p>1.13E-015</text:p>
          </table:table-cell>
          <table:table-cell table:style-name="ce1" office:value-type="float" office:value="7.50733E-016">
            <text:p>7.51E-016</text:p>
          </table:table-cell>
          <table:table-cell table:style-name="ce1" office:value-type="float" office:value="1.09955E-015">
            <text:p>1.10E-015</text:p>
          </table:table-cell>
          <table:table-cell table:style-name="ce1" office:value-type="float" office:value="7.37944E-016">
            <text:p>7.38E-016</text:p>
          </table:table-cell>
          <table:table-cell office:value-type="float" office:value="316.2278">
            <text:p>316.23</text:p>
          </table:table-cell>
          <table:table-cell table:style-name="ce1" office:value-type="float" office:value="1.13651E-019">
            <text:p>1.14E-019</text:p>
          </table:table-cell>
          <table:table-cell table:style-name="ce1" office:value-type="float" office:value="1.13417E-019">
            <text:p>1.13E-019</text:p>
          </table:table-cell>
          <table:table-cell table:style-name="ce1" table:formula="oooc:=([.H5]-[.H4])*([.J4]+[.J5])/2" office:value-type="float" office:value="4.266208604545E-017">
            <text:p>4.27E-017</text:p>
          </table:table-cell>
          <table:table-cell table:style-name="ce1" table:formula="oooc:=([.H4]-[.H3])*([.J4]+[.J3])/2" office:value-type="float" office:value="1.326500252633E-016">
            <text:p>1.33E-01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float" office:value="1.123592E-015">
            <text:p>1.12E-015</text:p>
          </table:table-cell>
          <table:table-cell table:style-name="ce1" office:value-type="float" office:value="7.501491E-016">
            <text:p>7.50E-016</text:p>
          </table:table-cell>
          <table:table-cell table:style-name="ce1" office:value-type="float" office:value="1.12517E-015">
            <text:p>1.13E-015</text:p>
          </table:table-cell>
          <table:table-cell table:style-name="ce1" office:value-type="float" office:value="7.50626E-016">
            <text:p>7.51E-016</text:p>
          </table:table-cell>
          <table:table-cell table:style-name="ce1" office:value-type="float" office:value="1.12258E-015">
            <text:p>1.12E-015</text:p>
          </table:table-cell>
          <table:table-cell table:style-name="ce1" office:value-type="float" office:value="7.49347E-016">
            <text:p>7.49E-016</text:p>
          </table:table-cell>
          <table:table-cell table:style-name="ce1" office:value-type="float" office:value="1000">
            <text:p>1.00E+003</text:p>
          </table:table-cell>
          <table:table-cell table:style-name="ce1" office:value-type="float" office:value="1.13699E-020">
            <text:p>1.14E-020</text:p>
          </table:table-cell>
          <table:table-cell table:style-name="ce1" office:value-type="float" office:value="1.13675E-020">
            <text:p>1.14E-020</text:p>
          </table:table-cell>
          <table:table-cell table:style-name="ce1"/>
          <table:table-cell table:style-name="ce1" table:formula="oooc:=([.H5]-[.H4])*([.J5]+[.J4])/2" office:value-type="float" office:value="4.266208604545E-017">
            <text:p>4.27E-01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1" office:value-type="float" office:value="1.124378E-015">
            <text:p>1.12E-015</text:p>
          </table:table-cell>
          <table:table-cell table:style-name="ce1" office:value-type="float" office:value="7.501597E-016">
            <text:p>7.50E-016</text:p>
          </table:table-cell>
          <table:table-cell table:style-name="ce1" office:value-type="float" office:value="1.12516E-015">
            <text:p>1.13E-015</text:p>
          </table:table-cell>
          <table:table-cell table:style-name="ce1" office:value-type="float" office:value="7.50625E-016">
            <text:p>7.51E-016</text:p>
          </table:table-cell>
          <table:table-cell table:style-name="ce1" office:value-type="float" office:value="1.12491E-015">
            <text:p>1.12E-015</text:p>
          </table:table-cell>
          <table:table-cell table:style-name="ce1" office:value-type="float" office:value="7.50497E-016">
            <text:p>7.50E-01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>
            <draw:frame table:end-cell-address="Sheet1.H21" table:end-x="0.0315in" table:end-y="0.1362in" draw:z-index="0" svg:width="7.1772in" svg:height="2.9138in" svg:x="0.065in" svg:y="0.0732in">
              <draw:object draw:notify-on-update-of-ranges="Sheet1.A1:Sheet1.B6 Sheet1.D1:Sheet1.D6 Sheet1.F1:Sheet1.F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formula="oooc:=SUM([.K1:.K7])" office:value-type="float" office:value="1.03905349714205E-015">
            <text:p>1.04E-015</text:p>
          </table:table-cell>
          <table:table-cell table:formula="oooc:=SUM([.L1:.L5])" office:value-type="float" office:value="1.03905349714205E-015">
            <text:p>1.04E-015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>
            <draw:frame table:end-cell-address="Sheet1.G35" table:end-x="0.7906in" table:end-y="0.0417in" draw:z-index="1" svg:width="6.9929in" svg:height="2.7571in" svg:x="0.1193in" svg:y="0.1354in">
              <draw:object draw:notify-on-update-of-ranges="Sheet1.A1:Sheet1.A6 Sheet1.C1:Sheet1.C6 Sheet1.E1:Sheet1.E6 Sheet1.G1:Sheet1.G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02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ennady Serdyuk</meta:initial-creator>
    <meta:creation-date>2011-01-11T00:48:42</meta:creation-date>
    <dc:creator>Gennady Serdyuk</dc:creator>
    <dc:date>2011-01-11T02:30:54</dc:date>
    <dc:language>en-US</dc:language>
    <meta:editing-cycles>4</meta:editing-cycles>
    <meta:editing-duration>PT41M14S</meta:editing-duration>
    <meta:user-defined meta:name="Info 1"/>
    <meta:user-defined meta:name="Info 2"/>
    <meta:user-defined meta:name="Info 3"/>
    <meta:user-defined meta:name="Info 4"/>
    <meta:document-statistic meta:table-count="3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LGC Sans'" style:font-family-generic-asian="system" style:font-pitch-asian="variable" style:font-size-asian="13pt" style:font-family-complex="'DejaVu LGC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LGC Sans'" style:font-family-generic-asian="system" style:font-pitch-asian="variable" style:font-size-asian="6pt" style:font-family-complex="'DejaVu LGC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LGC Sans'" style:font-family-generic-asian="system" style:font-pitch-asian="variable" style:font-size-asian="7pt" style:font-family-complex="'DejaVu LGC Sans'" style:font-family-generic-complex="system" style:font-pitch-complex="variable" style:font-size-complex="7pt"/>
    </style:style>
    <style:style style:name="ch6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LGC Sans'" style:font-family-generic-asian="system" style:font-pitch-asian="variable" style:font-size-asian="7pt" style:font-family-complex="'DejaVu LGC Sans'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'Nimbus Sans L'" style:font-family-generic="swiss" style:font-pitch="variable" fo:font-size="6pt" style:font-family-asian="'DejaVu LGC Sans'" style:font-family-generic-asian="system" style:font-pitch-asian="variable" style:font-size-asian="6pt" style:font-family-complex="'DejaVu LGC Sans'" style:font-family-generic-complex="system" style:font-pitch-complex="variable" style:font-size-complex="6pt"/>
    </style:style>
    <style:style style:name="ch8" style:family="chart">
      <style:graphic-properties svg:stroke-color="#ffffcc" draw:fill-color="#ffffcc"/>
      <style:text-properties fo:font-family="'Nimbus Sans L'" style:font-family-generic="swiss" style:font-pitch="variable" fo:font-size="6pt" style:font-family-asian="'DejaVu LGC Sans'" style:font-family-generic-asian="system" style:font-pitch-asian="variable" style:font-size-asian="6pt" style:font-family-complex="'DejaVu LGC Sans'" style:font-family-generic-complex="system" style:font-pitch-complex="variable" style:font-size-complex="6pt"/>
    </style:style>
    <style:style style:name="ch9" style:family="chart">
      <style:graphic-properties svg:stroke-color="#ccffff" draw:fill-color="#ccffff"/>
      <style:text-properties fo:font-family="'Nimbus Sans L'" style:font-family-generic="swiss" style:font-pitch="variable" fo:font-size="6pt" style:font-family-asian="'DejaVu LGC Sans'" style:font-family-generic-asian="system" style:font-pitch-asian="variable" style:font-size-asian="6pt" style:font-family-complex="'DejaVu LGC Sans'" style:font-family-generic-complex="system" style:font-pitch-complex="variable" style:font-size-complex="6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763cm" svg:height="7.004cm" chart:class="chart:scatter" chart:style-name="ch1">
        <chart:title svg:x="8.562cm" svg:y="0.14cm" chart:style-name="ch2">
          <text:p>out</text:p>
        </chart:title>
        <chart:legend chart:legend-position="end" svg:x="15.781cm" svg:y="2.893cm" chart:style-name="ch3"/>
        <chart:plot-area chart:style-name="ch4" table:cell-range-address="Sheet1.$A$1:.$A$6 Sheet1.$C$1:.$C$6 Sheet1.$E$1:.$E$6 Sheet1.$G$1:.$G$6" chart:data-source-has-labels="row" chart:table-number-list="0 0 0 0" svg:x="0.354cm" svg:y="1.097cm" svg:width="14.72cm" svg:height="5.767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NG out</text:p>
              </table:table-cell>
              <table:table-cell office:value-type="string">
                <text:p>GNUCAP out</text:p>
              </table:table-cell>
              <table:table-cell office:value-type="string">
                <text:p>GNU SQ ou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  <table:table-cell office:value-type="float" office:value="7.029308E-016">
                <text:p>7.029308E-016</text:p>
              </table:table-cell>
              <table:table-cell office:value-type="float" office:value="1.03905E-015">
                <text:p>1.03905E-015</text:p>
              </table:table-cell>
              <table:table-cell office:value-type="float" office:value="3.12206E-016">
                <text:p>3.12206E-01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0">
                <text:p>10</text:p>
              </table:table-cell>
              <table:table-cell office:value-type="float" office:value="7.481872E-016">
                <text:p>7.481872E-016</text:p>
              </table:table-cell>
              <table:table-cell office:value-type="float" office:value="7.61443E-016">
                <text:p>7.61443E-016</text:p>
              </table:table-cell>
              <table:table-cell office:value-type="float" office:value="6.32889E-016">
                <text:p>6.32889E-01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00">
                <text:p>100</text:p>
              </table:table-cell>
              <table:table-cell office:value-type="float" office:value="7.501296E-016">
                <text:p>7.501296E-016</text:p>
              </table:table-cell>
              <table:table-cell office:value-type="float" office:value="7.50733E-016">
                <text:p>7.50733E-016</text:p>
              </table:table-cell>
              <table:table-cell office:value-type="float" office:value="7.37944E-016">
                <text:p>7.37944E-01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000">
                <text:p>1000</text:p>
              </table:table-cell>
              <table:table-cell office:value-type="float" office:value="7.501491E-016">
                <text:p>7.501491E-016</text:p>
              </table:table-cell>
              <table:table-cell office:value-type="float" office:value="7.50626E-016">
                <text:p>7.50626E-016</text:p>
              </table:table-cell>
              <table:table-cell office:value-type="float" office:value="7.49347E-016">
                <text:p>7.49347E-01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00">
                <text:p>10000</text:p>
              </table:table-cell>
              <table:table-cell office:value-type="float" office:value="7.501597E-016">
                <text:p>7.501597E-016</text:p>
              </table:table-cell>
              <table:table-cell office:value-type="float" office:value="7.50625E-016">
                <text:p>7.50625E-016</text:p>
              </table:table-cell>
              <table:table-cell office:value-type="float" office:value="7.50497E-016">
                <text:p>7.50497E-01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.6999998092651pt" style:font-family-asian="'DejaVu LGC Sans'" style:font-family-generic-asian="system" style:font-pitch-asian="variable" style:font-size-asian="13.6999998092651pt" style:font-family-complex="'DejaVu LGC Sans'" style:font-family-generic-complex="system" style:font-pitch-complex="variable" style:font-size-complex="13.6999998092651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.30000019073486pt" style:font-family-asian="'DejaVu LGC Sans'" style:font-family-generic-asian="system" style:font-pitch-asian="variable" style:font-size-asian="6.30000019073486pt" style:font-family-complex="'DejaVu LGC Sans'" style:font-family-generic-complex="system" style:font-pitch-complex="variable" style:font-size-complex="6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.40000009536743pt" style:font-family-asian="'DejaVu LGC Sans'" style:font-family-generic-asian="system" style:font-pitch-asian="variable" style:font-size-asian="7.40000009536743pt" style:font-family-complex="'DejaVu LGC Sans'" style:font-family-generic-complex="system" style:font-pitch-complex="variable" style:font-size-complex="7.40000009536743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9.5pt" style:font-family-asian="'DejaVu LGC Sans'" style:font-family-generic-asian="system" style:font-pitch-asian="variable" style:font-size-asian="9.5pt" style:font-family-complex="'DejaVu LGC Sans'" style:font-family-generic-complex="system" style:font-pitch-complex="variable" style:font-size-complex="9.5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.40000009536743pt" style:font-family-asian="'DejaVu LGC Sans'" style:font-family-generic-asian="system" style:font-pitch-asian="variable" style:font-size-asian="7.40000009536743pt" style:font-family-complex="'DejaVu LGC Sans'" style:font-family-generic-complex="system" style:font-pitch-complex="variable" style:font-size-complex="7.40000009536743pt"/>
    </style:style>
    <style:style style:name="ch8" style:family="chart">
      <style:graphic-properties svg:stroke-color="#993366" draw:fill-color="#993366"/>
      <style:text-properties fo:font-family="'Nimbus Sans L'" style:font-family-generic="swiss" style:font-pitch="variable" fo:font-size="6.30000019073486pt" style:font-family-asian="'DejaVu LGC Sans'" style:font-family-generic-asian="system" style:font-pitch-asian="variable" style:font-size-asian="6.30000019073486pt" style:font-family-complex="'DejaVu LGC Sans'" style:font-family-generic-complex="system" style:font-pitch-complex="variable" style:font-size-complex="6.30000019073486pt"/>
    </style:style>
    <style:style style:name="ch9" style:family="chart">
      <style:graphic-properties svg:stroke-color="#ffffcc" draw:fill-color="#ffffcc"/>
      <style:text-properties fo:font-family="'Nimbus Sans L'" style:font-family-generic="swiss" style:font-pitch="variable" fo:font-size="6.30000019073486pt" style:font-family-asian="'DejaVu LGC Sans'" style:font-family-generic-asian="system" style:font-pitch-asian="variable" style:font-size-asian="6.30000019073486pt" style:font-family-complex="'DejaVu LGC Sans'" style:font-family-generic-complex="system" style:font-pitch-complex="variable" style:font-size-complex="6.30000019073486pt"/>
    </style:style>
    <style:style style:name="ch10" style:family="chart">
      <style:graphic-properties svg:stroke-color="#ccffff" draw:fill-color="#ccffff"/>
      <style:text-properties fo:font-family="'Nimbus Sans L'" style:font-family-generic="swiss" style:font-pitch="variable" fo:font-size="6.30000019073486pt" style:font-family-asian="'DejaVu LGC Sans'" style:font-family-generic-asian="system" style:font-pitch-asian="variable" style:font-size-asian="6.30000019073486pt" style:font-family-complex="'DejaVu LGC Sans'" style:font-family-generic-complex="system" style:font-pitch-complex="variable" style:font-size-complex="6.30000019073486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8.231cm" svg:height="7.402cm" chart:class="chart:scatter" chart:style-name="ch1">
        <chart:title svg:x="8.926cm" svg:y="0.148cm" chart:style-name="ch2">
          <text:p>in</text:p>
        </chart:title>
        <chart:legend chart:legend-position="end" svg:x="16.303cm" svg:y="3.07cm" chart:style-name="ch3"/>
        <chart:plot-area chart:style-name="ch4" table:cell-range-address="Sheet1.$A$1:.$B$6 Sheet1.$D$1:.$D$6 Sheet1.$F$1:.$F$6" chart:data-source-has-labels="row" chart:table-number-list="0 0 0" svg:x="0.364cm" svg:y="1.155cm" svg:width="15.212cm" svg:height="6.099cm">
          <chart:axis chart:dimension="x" chart:name="primary-x" chart:style-name="ch5">
            <chart:title svg:x="8.758cm" svg:y="6.751cm" chart:style-name="ch6">
              <text:p/>
            </chart:title>
            <chart:categories table:cell-range-address="local-table.A2:.A6"/>
          </chart:axis>
          <chart:axis chart:dimension="y" chart:name="primary-y" chart:style-name="ch7">
            <chart:grid chart:class="major"/>
          </chart:axis>
          <chart:series chart:style-name="ch8">
            <chart:domain/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NG in</text:p>
              </table:table-cell>
              <table:table-cell office:value-type="string">
                <text:p>GNUCAP in</text:p>
              </table:table-cell>
              <table:table-cell office:value-type="string">
                <text:p>GNU SQ in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  <table:table-cell office:value-type="float" office:value="7.865917E-016">
                <text:p>7.865917E-016</text:p>
              </table:table-cell>
              <table:table-cell office:value-type="float" office:value="1.95705E-015">
                <text:p>1.95705E-015</text:p>
              </table:table-cell>
              <table:table-cell office:value-type="float" office:value="3.55795E-016">
                <text:p>3.55795E-01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0">
                <text:p>10</text:p>
              </table:table-cell>
              <table:table-cell office:value-type="float" office:value="1.041599E-015">
                <text:p>1.041599E-015</text:p>
              </table:table-cell>
              <table:table-cell office:value-type="float" office:value="1.15513E-015">
                <text:p>1.15513E-015</text:p>
              </table:table-cell>
              <table:table-cell office:value-type="float" office:value="8.93739E-016">
                <text:p>8.93739E-01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00">
                <text:p>100</text:p>
              </table:table-cell>
              <table:table-cell office:value-type="float" office:value="1.115865E-015">
                <text:p>1.115865E-015</text:p>
              </table:table-cell>
              <table:table-cell office:value-type="float" office:value="1.12546E-015">
                <text:p>1.12546E-015</text:p>
              </table:table-cell>
              <table:table-cell office:value-type="float" office:value="1.09955E-015">
                <text:p>1.09955E-01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000">
                <text:p>1000</text:p>
              </table:table-cell>
              <table:table-cell office:value-type="float" office:value="1.123592E-015">
                <text:p>1.123592E-015</text:p>
              </table:table-cell>
              <table:table-cell office:value-type="float" office:value="1.12517E-015">
                <text:p>1.12517E-015</text:p>
              </table:table-cell>
              <table:table-cell office:value-type="float" office:value="1.12258E-015">
                <text:p>1.12258E-01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00">
                <text:p>10000</text:p>
              </table:table-cell>
              <table:table-cell office:value-type="float" office:value="1.124378E-015">
                <text:p>1.124378E-015</text:p>
              </table:table-cell>
              <table:table-cell office:value-type="float" office:value="1.12516E-015">
                <text:p>1.12516E-015</text:p>
              </table:table-cell>
              <table:table-cell office:value-type="float" office:value="1.12491E-015">
                <text:p>1.12491E-01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